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291cb" officeooo:paragraph-rsid="002291c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291cb" officeooo:paragraph-rsid="002291cb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2291cb" officeooo:paragraph-rsid="002291cb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24271c" officeooo:paragraph-rsid="0024271c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2291cb" officeooo:paragraph-rsid="002291cb" style:font-size-asian="24pt" style:font-size-complex="24pt"/>
    </style:style>
    <style:style style:name="T1" style:family="text">
      <style:text-properties officeooo:rsid="002291cb"/>
    </style:style>
    <style:style style:name="T2" style:family="text">
      <style:text-properties officeooo:rsid="002427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6-02-04T16:22:28.400063789">02/04/26</text:date></text:p>
      <text:p text:style-name="P2">Math <text:span text:style-name="T1">6</text:span>099 – Colloquium </text:p>
      <text:p text:style-name="P10">Spring 2026</text:p>
      <text:p text:style-name="P1"/>
      <text:p text:style-name="P5">Brief descriptions of ongoing research in the Department</text:p>
      <text:p text:style-name="P5"/>
      <text:p text:style-name="P4"/>
      <text:p text:style-name="P6">Reflection by Paul Carmody</text:p>
      <text:p text:style-name="P6"/>
      <text:p text:style-name="P7">Instructors:</text:p>
      <text:list text:style-name="L1">
        <text:list-item>
          <text:p text:style-name="P8">Dr. Du: Arterial Thrombosis: modeling of Biofluid/Fluid Structure Interactions.</text:p>
        </text:list-item>
        <text:list-item>
          <text:p text:style-name="P8">Dr. <text:span text:style-name="T2">Kachouie</text:span>: <text:span text:style-name="T2">Multidisciplinary Data-Drive Models and systems.</text:span></text:p>
          <text:list>
            <text:list-item>
              <text:p text:style-name="P9">Design of end-to-end systems.</text:p>
            </text:list-item>
            <text:list-item>
              <text:p text:style-name="P9">Application Domains include Cancer Prognosis, California Wildfires, Florida Sea Level Rise <text:s/>…</text:p>
            </text:list-item>
            <text:list-item>
              <text:p text:style-name="P9">Hot area Fusion model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2-04T16:22:28.329089321</dc:date>
    <meta:editing-duration>PT16M58S</meta:editing-duration>
    <meta:editing-cycles>6</meta:editing-cycles>
    <meta:document-statistic meta:table-count="0" meta:image-count="0" meta:object-count="0" meta:page-count="1" meta:paragraph-count="11" meta:word-count="60" meta:character-count="425" meta:non-whitespace-character-count="378"/>
  </office:meta>
</office:document-meta>
</file>